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a338" officeooo:paragraph-rsid="001aa338"/>
    </style:style>
    <style:style style:name="P2" style:family="paragraph" style:parent-style-name="Standard">
      <style:text-properties officeooo:rsid="001b5af0" officeooo:paragraph-rsid="001b5af0"/>
    </style:style>
    <style:style style:name="P3" style:family="paragraph" style:parent-style-name="Standard">
      <style:text-properties officeooo:rsid="001c4d41" officeooo:paragraph-rsid="001c4d41"/>
    </style:style>
    <style:style style:name="P4" style:family="paragraph" style:parent-style-name="Standard">
      <style:text-properties officeooo:rsid="001c4d41" officeooo:paragraph-rsid="001dea8c"/>
    </style:style>
    <style:style style:name="P5" style:family="paragraph" style:parent-style-name="Standard">
      <style:text-properties officeooo:rsid="001f131c" officeooo:paragraph-rsid="001f131c"/>
    </style:style>
    <style:style style:name="T1" style:family="text">
      <style:text-properties officeooo:rsid="001c4d41"/>
    </style:style>
    <style:style style:name="T2" style:family="text">
      <style:text-properties officeooo:rsid="001dea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ragen:</text:p>
      <text:p text:style-name="P1"/>
      <text:p text:style-name="P2">1. Kun je mij de foto’s van het team en de iconen toesturen in een hogere resolutie? Dan kan ik ze allemaal scherper maken en <text:span text:style-name="T1">de iconen met elkaar n </text:span>een <text:span text:style-name="T1">v</text:span>erhouding zetten.</text:p>
      <text:p text:style-name="P2"/>
      <text:p text:style-name="P2">2. Ik heb de foto in de banner aangepast. Mogen we deze wel gebruiken?</text:p>
      <text:p text:style-name="P2"/>
      <text:p text:style-name="P3"><text:span text:style-name="T2">3</text:span>. Wat vind je van het blauwe golfje onder de titels? Ik vond en streep onder de titels wel eleganter zoals in de vorige opzet, terwijl dit meer een eigen stijl geeft.</text:p>
      <text:p text:style-name="P3"/>
      <text:p text:style-name="P3"><text:span text:style-name="T2">4</text:span>. Ik vind het professioneler ogen als we onder werkterrein alleen foto’s gebruiken. Wat vind jij? Bijvoorbeeld <text:span text:style-name="T2">bij</text:span> inspectie heb ik het plaatje vervangen door een stockfoto. Deze kan ik voor 10 euro kopen.</text:p>
      <text:p text:style-name="P3"/>
      <text:p text:style-name="P4"><text:span text:style-name="T2">5</text:span>. <text:span text:style-name="T2">We moeten nog even overleggen over het bovenste gedeelte van de pagina. Wil je Onafhankelijk en objectief als titel op de banner? Of daaronder? En wil je dan meteen de iconen daaronder plaatsen of eerst de tekst?</text:span></text:p>
      <text:p text:style-name="P4"/>
      <text:p text:style-name="P4">De iconen onder de banner zijn nu nog niet klikbaar. Wil je ze klikbaar maken met een achterliggende pagina over de dienst? </text:p>
      <text:p text:style-name="P4"/>
      <text:p text:style-name="P5">6. Ben je toevallig aangesloten bij andere organisaties? Of heb je andere websites waar we links naar toe kunnen leggen? Dat is namelijk goed voor SEO.</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3:11:08.260000000</meta:creation-date>
    <dc:date>2018-11-29T10:17:27.851000000</dc:date>
    <meta:editing-duration>PT19H1M18S</meta:editing-duration>
    <meta:editing-cycles>8</meta:editing-cycles>
    <meta:generator>LibreOffice/5.4.3.2$Windows_X86_64 LibreOffice_project/92a7159f7e4af62137622921e809f8546db437e5</meta:generator>
    <meta:document-statistic meta:table-count="0" meta:image-count="0" meta:object-count="0" meta:page-count="1" meta:paragraph-count="8" meta:word-count="200" meta:character-count="1111" meta:non-whitespace-character-count="918"/>
  </office:meta>
</office:document-meta>
</file>